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134.31pt"/>
    </style:style>
    <style:style style:name="co5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Arial" style:font-name-asian="Noto Sans CJK SC Regular" style:font-name-complex="FreeSan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_decay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ave_path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um_step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mse_test</text:p>
          </table:table-cell>
          <table:table-cell office:value-type="string" calcext:value-type="string">
            <text:p>mae_test</text:p>
          </table:table-cell>
          <table:table-cell office:value-type="string" calcext:value-type="string">
            <text:p>load_typ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("2015-06-25", "2015-11-01")</text:p>
          </table:table-cell>
          <table:table-cell office:value-type="string" calcext:value-type="string">
            <text:p>18-03-29_16-35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9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6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46" calcext:value-type="float">
            <text:p>0.4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-7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9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0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-34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2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-39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5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2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1-59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1.47" calcext:value-type="float">
            <text:p>1.47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-305<text:span text:style-name="T1">(</text:span>o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1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.53" calcext:value-type="float">
            <text:p>2.5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-35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5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1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.03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-20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4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24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9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.46" calcext:value-type="float">
            <text:p>2.4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-22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2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2.11" calcext:value-type="float">
            <text:p>2.1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2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4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2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6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46" calcext:value-type="float">
            <text:p>0.4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-56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7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25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9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9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11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175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3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-149(c)</text:p>
          </table:table-cell>
          <table:table-cell office:value-type="float" office:value="2.35" calcext:value-type="float">
            <text:p>2.35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5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07" calcext:value-type="float">
            <text:p>2.0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-222<text:span text:style-name="T1">(</text:span>c<text:span text:style-name="T1">)</text:span></text:p>
          </table:table-cell>
          <table:table-cell office:value-type="float" office:value="2.07" calcext:value-type="float">
            <text:p>2.07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7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295<text:span text:style-name="T1">(</text:span>c<text:span text:style-name="T1">)</text:span></text:p>
          </table:table-cell>
          <table:table-cell office:value-type="float" office:value="1.77" calcext:value-type="float">
            <text:p>1.77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18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43" calcext:value-type="float">
            <text:p>1.4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275<text:span text:style-name="T1">(</text:span>c<text:span text:style-name="T1">)</text:span></text:p>
          </table:table-cell>
          <table:table-cell office:value-type="float" office:value="1.71" calcext:value-type="float">
            <text:p>1.7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0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61" calcext:value-type="float">
            <text:p>1.61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-287<text:span text:style-name="T1">(</text:span>c<text:span text:style-name="T1">)</text:span></text:p>
          </table:table-cell>
          <table:table-cell office:value-type="float" office:value="2.04" calcext:value-type="float">
            <text:p>2.04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2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.18" calcext:value-type="float">
            <text:p>2.18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-320<text:span text:style-name="T1">(</text:span>c<text:span text:style-name="T1">)</text:span></text:p>
          </table:table-cell>
          <table:table-cell office:value-type="float" office:value="2.32" calcext:value-type="float">
            <text:p>2.32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1-34_app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oo few instances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(119, 80), (43, 80), (30, 80)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04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.17" calcext:value-type="float">
            <text:p>2.17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-251<text:span text:style-name="T1">(</text:span>c<text:span text:style-name="T1">)</text:span></text:p>
          </table:table-cell>
          <table:table-cell office:value-type="float" office:value="1.97" calcext:value-type="float">
            <text:p>1.97</text:p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06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76" calcext:value-type="float">
            <text:p>0.7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-344<text:span text:style-name="T1">(</text:span>c<text:span text:style-name="T1">)</text:span></text:p>
          </table:table-cell>
          <table:table-cell office:value-type="float" office:value="0.8" calcext:value-type="float">
            <text:p>0.8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12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-412<text:span text:style-name="T1">(</text:span>c<text:span text:style-name="T1">)</text:span></text:p>
          </table:table-cell>
          <table:table-cell office:value-type="float" office:value="1.17" calcext:value-type="float">
            <text:p>1.17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1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.32" calcext:value-type="float">
            <text:p>2.3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-291<text:span text:style-name="T1">(</text:span>c<text:span text:style-name="T1">)</text:span></text:p>
          </table:table-cell>
          <table:table-cell office:value-type="float" office:value="2.1" calcext:value-type="float">
            <text:p>2.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3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.45" calcext:value-type="float">
            <text:p>1.4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329<text:span text:style-name="T1">(</text:span>c<text:span text:style-name="T1">)</text:span></text:p>
          </table:table-cell>
          <table:table-cell office:value-type="float" office:value="4.15" calcext:value-type="float">
            <text:p>4.15</text:p>
          </table:table-cell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5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-374<text:span text:style-name="T1">(</text:span>c<text:span text:style-name="T1">)</text:span></text:p>
          </table:table-cell>
          <table:table-cell office:value-type="float" office:value="1.01" calcext:value-type="float">
            <text:p>1.01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47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-96<text:span text:style-name="T1">(</text:span>c<text:span text:style-name="T1">)</text:span></text:p>
          </table:table-cell>
          <table:table-cell office:value-type="float" office:value="1.85" calcext:value-type="float">
            <text:p>1.85</text:p>
          </table:table-cell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49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204<text:span text:style-name="T1">(</text:span>c<text:span text:style-name="T1">)</text:span></text:p>
          </table:table-cell>
          <table:table-cell office:value-type="float" office:value="1.61" calcext:value-type="float">
            <text:p>1.61</text:p>
          </table:table-cell>
          <table:table-cell office:value-type="float" office:value="0.71" calcext:value-type="float">
            <text:p>0.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52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-128<text:span text:style-name="T1">(</text:span>c<text:span text:style-name="T1">)</text:span></text:p>
          </table:table-cell>
          <table:table-cell office:value-type="float" office:value="1.02" calcext:value-type="float">
            <text:p>1.02</text:p>
          </table:table-cell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1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.3" calcext:value-type="float">
            <text:p>1.3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-603<text:span text:style-name="T1">(</text:span>c<text:span text:style-name="T1">)</text:span></text:p>
          </table:table-cell>
          <table:table-cell office:value-type="float" office:value="1.64" calcext:value-type="float">
            <text:p>1.6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2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.54" calcext:value-type="float">
            <text:p>1.54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-675<text:span text:style-name="T1">(</text:span>c<text:span text:style-name="T1">)</text:span></text:p>
          </table:table-cell>
          <table:table-cell office:value-type="float" office:value="1.38" calcext:value-type="float">
            <text:p>1.38</text:p>
          </table:table-cell>
          <table:table-cell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4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.94" calcext:value-type="float">
            <text:p>3.94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-424<text:span text:style-name="T1">(</text:span>c<text:span text:style-name="T1">)</text:span></text:p>
          </table:table-cell>
          <table:table-cell office:value-type="float" office:value="3.84" calcext:value-type="float">
            <text:p>3.84</text:p>
          </table:table-cell>
          <table:table-cell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25:46.351662634</meta:creation-date>
    <dc:date>2018-04-16T11:53:25.484723607</dc:date>
    <meta:editing-duration>P6DT17H13M34S</meta:editing-duration>
    <meta:editing-cycles>37</meta:editing-cycles>
    <meta:generator>LibreOffice/5.1.6.2$Linux_X86_64 LibreOffice_project/10m0$Build-2</meta:generator>
    <meta:document-statistic meta:table-count="1" meta:cell-count="616" meta:object-count="0"/>
  </office:meta>
</office:document-meta>
</file>